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2.33mm"/>
    </style:style>
    <style:style style:name="co4" style:family="table-column">
      <style:table-column-properties fo:break-before="auto" style:column-width="47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Panasonic</text:p>
          </table:table-cell>
          <table:table-cell table:style-name="ce2" office:value-type="string" calcext:value-type="string">
            <text:p>Lenovo</text:p>
          </table:table-cell>
          <table:table-cell table:style-name="ce2" office:value-type="string" calcext:value-type="string">
            <text:p>Bassin blanc</text:p>
          </table:table-cell>
          <table:table-cell table:style-name="ce1"/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hyp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top</text:p>
          </table:table-cell>
          <table:table-cell table:formula="of:=1.18-0.1" office:value-type="float" office:value="1.08" calcext:value-type="float">
            <text:p>1.080</text:p>
          </table:table-cell>
          <table:table-cell table:formula="of:=[.B2]/[.B5]" office:value-type="float" office:value="1.5" calcext:value-type="float">
            <text:p>1.500</text:p>
          </table:table-cell>
          <table:table-cell office:value-type="string" calcext:value-type="string">
            <text:p>projTopAt1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QRT([.F2]*[.F2]-[.E2]*[.E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om</text:p>
          </table:table-cell>
          <table:table-cell table:formula="of:=0.085-0.1" office:value-type="float" office:value="-0.015" calcext:value-type="float">
            <text:p>-0.015</text:p>
          </table:table-cell>
          <table:table-cell table:formula="of:=[.B3]/[.B5]" office:value-type="float" office:value="-0.0208333333333333" calcext:value-type="float">
            <text:p>-0.021</text:p>
          </table:table-cell>
          <table:table-cell office:value-type="string" calcext:value-type="string">
            <text:p>projBottomAt1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1.465" calcext:value-type="float">
            <text:p>1.465</text:p>
          </table:table-cell>
          <table:table-cell table:formula="of:=[.B4]/[.B5]" office:value-type="float" office:value="2.03472222222222" calcext:value-type="float">
            <text:p>2.035</text:p>
          </table:table-cell>
          <table:table-cell office:value-type="string" calcext:value-type="string">
            <text:p>projWidthTopAt1m et projWidthBottomAt1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0.72" calcext:value-type="float">
            <text:p>0.7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enQ</text:p>
          </table:table-cell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Sal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top</text:p>
          </table:table-cell>
          <table:table-cell table:formula="of:=1.125-0.065" office:value-type="float" office:value="1.06" calcext:value-type="float">
            <text:p>1.060</text:p>
          </table:table-cell>
          <table:table-cell table:formula="of:=[.B8]/[.B11]" office:value-type="float" office:value="0.768115942028986" calcext:value-type="float">
            <text:p>0.768</text:p>
          </table:table-cell>
          <table:table-cell office:value-type="string" calcext:value-type="string">
            <text:p>projTopAt1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ttom</text:p>
          </table:table-cell>
          <table:table-cell table:formula="of:=0.08 - 0.065" office:value-type="float" office:value="0.015" calcext:value-type="float">
            <text:p>0.015</text:p>
          </table:table-cell>
          <table:table-cell table:formula="of:=[.B9]/[.B11]" office:value-type="float" office:value="0.0108695652173913" calcext:value-type="float">
            <text:p>0.011</text:p>
          </table:table-cell>
          <table:table-cell office:value-type="string" calcext:value-type="string">
            <text:p>projBottomAt1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1.37" calcext:value-type="float">
            <text:p>1.370</text:p>
          </table:table-cell>
          <table:table-cell table:formula="of:=[.B10]/[.B11]" office:value-type="float" office:value="0.992753623188406" calcext:value-type="float">
            <text:p>0.993</text:p>
          </table:table-cell>
          <table:table-cell office:value-type="string" calcext:value-type="string">
            <text:p>projWidthTopAt1m et projWidthBottomAt1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1.38" calcext:value-type="float">
            <text:p>1.380</text:p>
          </table:table-cell>
          <table:table-cell table:number-columns-repeated="1022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BENQ Compiegne</text:p>
          </table:table-cell>
          <table:table-cell table:style-name="ce2" office:value-type="string" calcext:value-type="string">
            <text:p>mesuré</text:p>
          </table:table-cell>
          <table:table-cell table:style-name="ce2" office:value-type="string" calcext:value-type="string">
            <text:p>param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</text:p>
          </table:table-cell>
          <table:table-cell table:formula="of:=1.525-0.06" office:value-type="float" office:value="1.465" calcext:value-type="float">
            <text:p>1.465</text:p>
          </table:table-cell>
          <table:table-cell table:formula="of:=[.B14]/[.B17]" office:value-type="float" office:value="0.864306784660767" calcext:value-type="float">
            <text:p>0.864</text:p>
          </table:table-cell>
          <table:table-cell office:value-type="string" calcext:value-type="string">
            <text:p>projTopAt1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ttom</text:p>
          </table:table-cell>
          <table:table-cell table:formula="of:=0.128-0.06" office:value-type="float" office:value="0.068" calcext:value-type="float">
            <text:p>0.068</text:p>
          </table:table-cell>
          <table:table-cell table:formula="of:=[.B15]/[.B17]" office:value-type="float" office:value="0.040117994100295" calcext:value-type="float">
            <text:p>0.040</text:p>
          </table:table-cell>
          <table:table-cell office:value-type="string" calcext:value-type="string">
            <text:p>projBottomAt1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dth</text:p>
          </table:table-cell>
          <table:table-cell office:value-type="float" office:value="1.861" calcext:value-type="float">
            <text:p>1.861</text:p>
          </table:table-cell>
          <table:table-cell table:formula="of:=[.B16]/[.B17]" office:value-type="float" office:value="1.09793510324484" calcext:value-type="float">
            <text:p>1.098</text:p>
          </table:table-cell>
          <table:table-cell office:value-type="string" calcext:value-type="string">
            <text:p>projWidthTopAt1m et projWidthBottomAt1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1.695" calcext:value-type="float">
            <text:p>1.695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6:21:28.3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enocosme </meta:initial-creator>
    <meta:creation-date>2016-02-28T20:13:40</meta:creation-date>
    <meta:generator>LibreOffice/5.1.0.3$Windows_x86 LibreOffice_project/5e3e00a007d9b3b6efb6797a8b8e57b51ab1f737</meta:generator>
    <dc:date>2017-02-27T17:09:57.311000000</dc:date>
    <meta:editing-duration>PT3H34M34S</meta:editing-duration>
    <meta:editing-cycles>5</meta:editing-cycles>
    <meta:document-statistic meta:table-count="3" meta:cell-count="56" meta:object-count="0"/>
  </office:meta>
</office:document-meta>
</file>